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adornments="Regular" style:font-family-generic="swiss"/>
    <style:font-face style:name="Google Sans" svg:font-family="'Google Sans', sans-serif"/>
    <style:font-face style:name="Google Sans Text" svg:font-family="'Google Sans Text'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/>
    </style:style>
    <style:style style:name="P2" style:family="paragraph" style:parent-style-name="Text_20_body" style:list-style-name="L1">
      <style:paragraph-properties fo:text-align="justify" style:justify-single-word="false"/>
    </style:style>
    <style:style style:name="P3" style:family="paragraph" style:parent-style-name="Text_20_body" style:list-style-name="L1">
      <style:paragraph-properties fo:text-align="justify" style:justify-single-word="false"/>
      <style:text-properties officeooo:paragraph-rsid="0010abcc"/>
    </style:style>
    <style:style style:name="P4" style:family="paragraph" style:parent-style-name="Text_20_body" style:list-style-name="L1">
      <style:paragraph-properties fo:text-align="justify" style:justify-single-word="false"/>
      <style:text-properties officeooo:paragraph-rsid="0012aaee"/>
    </style:style>
    <style:style style:name="P5" style:family="paragraph" style:parent-style-name="Text_20_body" style:list-style-name="L2">
      <style:paragraph-properties fo:text-align="justify" style:justify-single-word="false"/>
    </style:style>
    <style:style style:name="P6" style:family="paragraph" style:parent-style-name="Text_20_body">
      <style:paragraph-properties fo:text-align="justify" style:justify-single-word="false"/>
      <style:text-properties officeooo:paragraph-rsid="0010abcc"/>
    </style:style>
    <style:style style:name="P7" style:family="paragraph" style:parent-style-name="Text_20_body">
      <style:paragraph-properties fo:text-align="justify" style:justify-single-word="false"/>
      <style:text-properties fo:font-weight="bold" style:font-weight-asian="bold" style:font-weight-complex="bold"/>
    </style:style>
    <style:style style:name="P8" style:family="paragraph" style:parent-style-name="Text_20_body">
      <style:paragraph-properties fo:text-align="center" style:justify-single-word="false"/>
      <style:text-properties fo:font-weight="bold" officeooo:rsid="0012aaee" officeooo:paragraph-rsid="0012aaee" style:font-weight-asian="bold" style:font-weight-complex="bold"/>
    </style:style>
    <style:style style:name="P9" style:family="paragraph" style:parent-style-name="Text_20_body" style:list-style-name="L1">
      <style:paragraph-properties fo:text-align="justify" style:justify-single-word="false"/>
      <style:text-properties officeooo:rsid="0010abcc" officeooo:paragraph-rsid="0010abcc"/>
    </style:style>
    <style:style style:name="P10" style:family="paragraph" style:parent-style-name="Text_20_body" style:list-style-name="L1">
      <style:paragraph-properties fo:text-align="justify" style:justify-single-word="false"/>
      <style:text-properties officeooo:rsid="0012aaee" officeooo:paragraph-rsid="0012aaee"/>
    </style:style>
    <style:style style:name="T1" style:family="text">
      <style:text-properties fo:font-weight="bold"/>
    </style:style>
    <style:style style:name="T2" style:family="text">
      <style:text-properties officeooo:rsid="0010abcc"/>
    </style:style>
    <style:style style:name="T3" style:family="text">
      <style:text-properties officeooo:rsid="0012aaee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Questionário Projeto Pilot</text:p>
      <text:p text:style-name="P7">Pesquisa Quantitativa (Questionário Estruturado)</text:p>
      <text:p text:style-name="P1">Este formulário visa identificar padrões de comportamento e a aceitação de funcionalidades específicas.</text:p>
      <text:p text:style-name="P1"><text:span text:style-name="T1">Público-alvo:</text:span> Caminhoneiros, transportadoras e produtores rurais.</text:p>
      <text:p text:style-name="P1"/>
      <text:list text:style-name="L1">
        <text:list-item>
          <text:p text:style-name="P3"><text:span text:style-name="T1">Qual sua principal função no agronegócio?</text:span> </text:p>
          <text:p text:style-name="P3"><text:span text:style-name="T2">( )</text:span>Embarcador </text:p>
          <text:p text:style-name="P3"><text:span text:style-name="T2">( )</text:span>Transportador Autônomo </text:p>
          <text:p text:style-name="P3"><text:span text:style-name="T2">( )</text:span>Frota de Empresa</text:p>
          <text:p text:style-name="P3"/>
        </text:list-item>
        <text:list-item>
          <text:p text:style-name="P2"><text:span text:style-name="T1">Com que frequência você enfrenta atrasos ou problemas na entrega de cargas?</text:span> (Escala de 1 a 5)</text:p>
          <text:p text:style-name="P9">( ) 1 <text:s text:c="8"/>( ) 2 <text:s text:c="8"/>( ) 3 <text:s text:c="6"/>( ) 4 <text:s text:c="6"/>( ) 5</text:p>
          <text:p text:style-name="P9"/>
        </text:list-item>
        <text:list-item>
          <text:p text:style-name="P3"><text:span text:style-name="T1">Qual o seu nível de confiança atual ao contratar ou aceitar um frete via WhatsApp/Telefone?</text:span> </text:p>
          <text:p text:style-name="P3">( <text:span text:style-name="T2">) </text:span>Muito baixo </text:p>
          <text:p text:style-name="P3"><text:span text:style-name="T2">( ) Baixo </text:span></text:p>
          <text:p text:style-name="P3"><text:span text:style-name="T2">( ) Médio </text:span></text:p>
          <text:p text:style-name="P3"><text:span text:style-name="T2">( ) Alto</text:span> </text:p>
          <text:p text:style-name="P3"><text:span text:style-name="T2">( ) </text:span>Muito alto</text:p>
          <text:p text:style-name="P3"/>
        </text:list-item>
        <text:list-item>
          <text:p text:style-name="P3"><text:span text:style-name="T1">Você já sofreu algum prejuízo financeiro por falta de pagamento ou avaria na carga sem seguro?</text:span> </text:p>
          <text:p text:style-name="P3">( <text:span text:style-name="T2">) </text:span>Sim <text:s text:c="12"/><text:span text:style-name="T2">( ) </text:span>Não</text:p>
          <text:p text:style-name="P3"/>
        </text:list-item>
        <text:list-item>
          <text:p text:style-name="P3"><text:span text:style-name="T1">O quanto a falta de monitoramento em tempo real atrapalha sua rotina logística?</text:span> </text:p>
          <text:p text:style-name="P3">( <text:span text:style-name="T2">) </text:span>Nada <text:s/></text:p>
          <text:p text:style-name="P3"><text:span text:style-name="T2">( ) Pouco</text:span></text:p>
          <text:p text:style-name="P3"><text:span text:style-name="T2">( ) Razo</text:span>a<text:span text:style-name="T2">velmente</text:span></text:p>
          <text:p text:style-name="P3"><text:span text:style-name="T2">( ) </text:span><text:s/>Muito</text:p>
        </text:list-item>
      </text:list>
      <text:p text:style-name="P6"/>
      <text:p text:style-name="P6"/>
      <text:list text:continue-numbering="true" text:style-name="L1">
        <text:list-item>
          <text:p text:style-name="P4"><text:bookmark text:name="p-rc_66e05e15232b902d-83"/><text:soft-page-break/><text:span text:style-name="T1">Qual a probabilidade de você utilizar uma plataforma que garante o pagamento automático após a entrega confirmada?</text:span> (Escala de 1 a 5) </text:p>
          <text:p text:style-name="P10">( ) 1 <text:s text:c="7"/>( ) 2 <text:s text:c="8"/>( ) 3 <text:s text:c="7"/>( ) 4 <text:s text:c="7"/>( ) 5</text:p>
          <text:p text:style-name="P10"/>
        </text:list-item>
        <text:list-item>
          <text:p text:style-name="P4"><text:bookmark text:name="p-rc_66e05e15232b902d-84"/><text:span text:style-name="T1">Você se sentiria mais seguro se o seguro da carga fosse ativado automaticamente no momento do aceite do frete?</text:span> </text:p>
          <text:p text:style-name="P4">( <text:span text:style-name="T3">) </text:span>Sim </text:p>
          <text:p text:style-name="P4"><text:span text:style-name="T3">( ) </text:span>Não</text:p>
          <text:p text:style-name="P4"/>
        </text:list-item>
        <text:list-item>
          <text:p text:style-name="P4"><text:bookmark text:name="p-rc_66e05e15232b902d-85"/><text:span text:style-name="T1">Ao usar aplicativos de trabalho, qual o fator mais importante para você?</text:span> <text:s/></text:p>
          <text:p text:style-name="P4">( <text:span text:style-name="T3">) </text:span>Velocidade <text:s/></text:p>
          <text:p text:style-name="P4"><text:span text:style-name="T3">( ) </text:span>Facilidade de leitura </text:p>
          <text:p text:style-name="P4"><text:span text:style-name="T3">( ) </text:span>Poucos cliques </text:p>
          <text:p text:style-name="P4"><text:span text:style-name="T3">( ) </text:span>Funcionamento offline</text:p>
          <text:p text:style-name="P4"/>
        </text:list-item>
        <text:list-item>
          <text:p text:style-name="P2"><text:bookmark text:name="p-rc_66e05e15232b902d-86"/><text:span text:style-name="T1">O quanto você valoriza a verificação de antecedentes e documentos de quem contrata ou transporta?</text:span> (Escala de 1 a 5) </text:p>
          <text:p text:style-name="P10">( ) 1 <text:s text:c="10"/>( ) 2 <text:s text:c="7"/>( ) 3 <text:s text:c="7"/>( ) 4 <text:s text:c="7"/>( ) 5</text:p>
          <text:p text:style-name="P10"/>
        </text:list-item>
        <text:list-item>
          <text:p text:style-name="P4"><text:bookmark text:name="p-rc_66e05e15232b902d-87"/><text:span text:style-name="T1">Você estaria disposto a registrar fotos/comprovantes digitais no app para liberar seu pagamento mais rápido?</text:span> </text:p>
          <text:p text:style-name="P4">( <text:span text:style-name="T3">) </text:span>Sim </text:p>
          <text:p text:style-name="P4"><text:span text:style-name="T3">( ) </text:span>Não) </text:p>
        </text:list-item>
      </text:list>
      <text:p text:style-name="P1"/>
      <text:p text:style-name="P7">Pesquisa Qualitativa (Roteiro de Entrevista)</text:p>
      <text:p text:style-name="P1"><text:bookmark text:name="p-rc_66e05e15232b902d-88"/>Focada em entender o "porquê" por trás das dores, explorando a jornada emocional e as frustrações do usuário.</text:p>
      <text:p text:style-name="P1"><text:span text:style-name="T1">Público-alvo:</text:span> Entrevistas individuais com 3 a 5 representantes de cada perfil.</text:p>
      <text:p text:style-name="P1"><text:span text:style-name="T1">Quantidade:</text:span> 6 a 8 perguntas abertas.</text:p>
      <text:p text:style-name="P1"/>
      <text:list text:style-name="L2">
        <text:list-item>
          <text:p text:style-name="P5"><text:bookmark text:name="p-rc_66e05e15232b902d-89"/><text:span text:style-name="T1">Pode me descrever como é o seu processo hoje, desde o anúncio de uma carga até o recebimento do dinheiro?</text:span> (Foco: entender a jornada atual) </text:p>
          <text:p text:style-name="P5"/>
        </text:list-item>
        <text:list-item>
          <text:p text:style-name="P5"><text:bookmark text:name="p-rc_66e05e15232b902d-90"/><text:span text:style-name="T1">Qual foi a pior experiência que você já teve com transporte de cargas e o que poderia ter evitado esse problema?</text:span> (Foco: identificar dores críticas) </text:p>
        </text:list-item>
        <text:list-item>
          <text:p text:style-name="P5"><text:bookmark text:name="p-rc_66e05e15232b902d-91"/><text:soft-page-break/>Como você lida com a falta de sinal de internet durante o transporte? Isso te impede de registrar informações importantes? (Foco: validar necessidade de modo offline) </text:p>
          <text:p text:style-name="P5"/>
        </text:list-item>
        <text:list-item>
          <text:p text:style-name="P5"><text:bookmark text:name="p-rc_66e05e15232b902d-92"/><text:span text:style-name="T1">O que passa pela sua cabeça quando você entrega uma carga e precisa esperar dias ou semanas para receber o frete?</text:span> (Foco: validar o Escrow Logístico) </text:p>
          <text:p text:style-name="P5"/>
        </text:list-item>
        <text:list-item>
          <text:p text:style-name="P5"><text:bookmark text:name="p-rc_66e05e15232b902d-93"/><text:span text:style-name="T1">Se existisse um sistema que desse "match" automático entre a sua carga e o motorista mais próximo e seguro, o que te faria confiar ou desconfiar dele?</text:span> (Foco: algoritmo de matching) </text:p>
          <text:p text:style-name="P5"/>
        </text:list-item>
        <text:list-item>
          <text:p text:style-name="P5"><text:bookmark text:name="p-rc_66e05e15232b902d-94"/>Como você avalia a facilidade de uso dos aplicativos que você usa hoje na estrada? O que eles têm que mais te irrita? (Foco: Usabilidade/UI) </text:p>
          <text:p text:style-name="P5"/>
        </text:list-item>
        <text:list-item>
          <text:p text:style-name="P5"><text:bookmark text:name="p-rc_66e05e15232b902d-95"/><text:span text:style-name="T1">De que forma a garantia de um seguro obrigatório embutido mudaria a sua relação com novos parceiros de negócio?</text:span> (Foco: Regra de Negócio RNE-002) </text:p>
        </text:list-item>
      </text:list>
      <text:p text:style-name="Text_20_body"/>
      <text:p text:style-name="Text_20_body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adornments="Regular" style:font-family-generic="swiss"/>
    <style:font-face style:name="Google Sans" svg:font-family="'Google Sans', sans-serif"/>
    <style:font-face style:name="Google Sans Text" svg:font-family="'Google Sans Text'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style:contextual-spacing="false" fo:line-height="150%"/>
      <style:text-properties style:font-name="Arial" fo:font-family="Arial" style:font-style-name="Regular" style:font-family-generic="swiss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06T17:39:12.630464112</meta:creation-date>
    <meta:print-date>2026-04-06T17:56:17.932425527</meta:print-date>
    <meta:printed-by>Arquivos PDF</meta:printed-by>
    <dc:date>2026-04-06T17:59:36.008878313</dc:date>
    <meta:editing-duration>PT3M18S</meta:editing-duration>
    <meta:editing-cycles>1</meta:editing-cycles>
    <meta:document-statistic meta:table-count="0" meta:image-count="0" meta:object-count="0" meta:page-count="3" meta:paragraph-count="49" meta:word-count="537" meta:character-count="3043" meta:non-whitespace-character-count="2439"/>
    <meta:generator>LibreOffice/24.2.7.2$Linux_X86_64 LibreOffice_project/420$Build-2</meta:generator>
  </office:meta>
</office:document-meta>
</file>